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0cm" fo:line-height="100%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33a69" style:font-size-asian="12pt" style:font-size-complex="12pt"/>
    </style:style>
    <style:style style:name="P2" style:family="paragraph" style:parent-style-name="Quotations">
      <style:paragraph-properties fo:margin-left="0cm" fo:margin-right="0cm" fo:line-height="100%" fo:widows="1" fo:text-indent="0cm" style:auto-text-indent="false"/>
      <style:text-properties fo:font-variant="normal" fo:text-transform="none" fo:color="#222222" style:font-name="arial" fo:font-size="12pt" fo:letter-spacing="normal" fo:font-style="normal" fo:font-weight="bold" officeooo:paragraph-rsid="00133a69" style:font-size-asian="12pt" style:font-weight-asian="bold" style:font-size-complex="12pt" style:font-weight-complex="bold"/>
    </style:style>
    <style:style style:name="P3" style:family="paragraph" style:parent-style-name="Quotations">
      <style:paragraph-properties fo:margin-left="0cm" fo:margin-right="0cm" fo:line-height="100%" fo:widows="1" fo:text-indent="0cm" style:auto-text-indent="false"/>
      <style:text-properties fo:font-variant="normal" fo:text-transform="none" fo:color="#222222" style:font-name="arial" fo:font-size="12pt" fo:letter-spacing="normal" fo:font-style="normal" style:text-underline-style="none" fo:font-weight="normal" officeooo:paragraph-rsid="00133a69" style:font-size-asian="12pt" style:font-size-complex="12pt"/>
    </style:style>
    <style:style style:name="P4" style:family="paragraph" style:parent-style-name="Quotations">
      <style:paragraph-properties fo:margin-left="0cm" fo:margin-right="0cm" fo:line-height="100%" fo:widows="1" fo:text-indent="0cm" style:auto-text-indent="false"/>
      <style:text-properties fo:font-variant="normal" fo:text-transform="none" fo:color="#990000" style:font-name="arial" fo:font-size="14pt" fo:letter-spacing="normal" fo:font-style="normal" fo:font-weight="bold" officeooo:paragraph-rsid="00133a69" style:font-size-asian="14pt" style:font-weight-asian="bold" style:font-size-complex="14pt" style:font-weight-complex="bold"/>
    </style:style>
    <style:style style:name="P5" style:family="paragraph" style:parent-style-name="Quotations">
      <style:paragraph-properties fo:margin-left="0cm" fo:margin-right="1cm" fo:line-height="100%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Quotations">
      <style:paragraph-properties fo:margin-left="0cm" fo:margin-right="1cm" fo:line-height="100%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33a69" style:font-size-asian="12pt" style:font-size-complex="12pt"/>
    </style:style>
    <style:style style:name="P7" style:family="paragraph" style:parent-style-name="Quotations">
      <style:paragraph-properties fo:margin-left="0cm" fo:margin-right="1cm" fo:line-height="100%" fo:widows="1" fo:text-indent="0cm" style:auto-text-indent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Quotations">
      <style:paragraph-properties fo:margin-left="0cm" fo:margin-right="2cm" fo:line-height="100%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Quotations">
      <style:paragraph-properties fo:margin-left="0cm" fo:margin-right="2cm" fo:line-height="100%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33a69" style:font-size-asian="12pt" style:font-size-complex="12pt"/>
    </style:style>
    <style:style style:name="T1" style:family="text">
      <style:text-properties officeooo:rsid="00133a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3a6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33a6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C04 : <text:span text:style-name="T1">“ Éditer une section “.</text:span></text:p>
      <text:p text:style-name="P1"/>
      <text:p text:style-name="P6"><text:span text:style-name="T2">Acteur : </text:span>Auteur.</text:p>
      <text:p text:style-name="P6"/>
      <text:p text:style-name="P2">Pré-conditions </text:p>
      <text:p text:style-name="P1">Un livre est actuellement ouvert.</text:p>
      <text:p text:style-name="P5"/>
      <text:p text:style-name="P7">Sé<text:span text:style-name="T1">quencement nominale</text:span></text:p>
      <text:p text:style-name="P8">1 . L'auteur choisit une section à éditer.</text:p>
      <text:p text:style-name="P8">2 . Le système ouvre le formulaire d'édition de la section pré-renseigné avec les informations de la section.</text:p>
      <text:p text:style-name="P9">3 . L'auteur saisit les modification et valide.</text:p>
      <text:p text:style-name="P9">4 . Le système enregistre les modifications.</text:p>
      <text:p text:style-name="P9"/>
      <text:p text:style-name="P3"><text:span text:style-name="T3">Enchaînements alternatifs</text:span><text:span text:style-name="T2"> :</text:span> </text:p>
      <text:p text:style-name="P1">Néant.</text:p>
      <text:p text:style-name="P1"/>
      <text:p text:style-name="P3"><text:span text:style-name="T3">Enchaînements d'exceptions</text:span><text:span text:style-name="T2"> :</text:span> </text:p>
      <text:p text:style-name="P5">E01:Annulation</text:p>
      <text:p text:style-name="P5">En SN2 l'auteur peut cliquer sur le bouton "Annuler"</text:p>
      <text:p text:style-name="P5"><text:span text:style-name="T1">f</text:span>in d'interaction.</text:p>
      <text:p text:style-name="P5"/>
      <text:p text:style-name="P6"><text:span text:style-name="T2">Post-conditions :</text:span></text:p>
      <text:p text:style-name="P6">La section à été modifiée et enregistré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ALLA SARA</meta:initial-creator>
    <meta:creation-date>2015-10-16T19:02:03.204396228</meta:creation-date>
    <dc:date>2015-10-16T19:08:48.198593806</dc:date>
    <dc:creator>BENALLA SARA</dc:creator>
    <meta:editing-duration>PT6M45S</meta:editing-duration>
    <meta:editing-cycles>1</meta:editing-cycles>
    <meta:document-statistic meta:table-count="0" meta:image-count="0" meta:object-count="0" meta:page-count="1" meta:paragraph-count="17" meta:word-count="87" meta:character-count="562" meta:non-whitespace-character-count="489"/>
    <meta:generator>LibreOffice/4.3.3.2$Linux_X86_64 LibreOffice_project/430m0$Build-2</meta:generator>
  </office:meta>
</office:document-meta>
</file>